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UAN ARMANDO OROSCO ORTI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94041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OVERA TOCTO, SEGUNDO HIPOLI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2221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1</text:p>
          </table:table-cell>
          <table:table-cell table:style-name="Tableau1.D2" office:value-type="string">
            <text:p text:style-name="P12">5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47595752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68431806</text:p>
          </table:table-cell>
          <table:table-cell table:style-name="Tabla2.A2" office:value-type="string">
            <text:p text:style-name="P7">11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LICIA CRU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09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